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9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18.85pt"/>
    </style:style>
    <style:style style:name="co7" style:family="table-column">
      <style:table-column-properties fo:break-before="auto" style:column-width="13.89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35.26pt"/>
    </style:style>
    <style:style style:name="co10" style:family="table-column">
      <style:table-column-properties fo:break-before="auto" style:column-width="29.76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26.45pt"/>
    </style:style>
    <style:style style:name="co14" style:family="table-column">
      <style:table-column-properties fo:break-before="auto" style:column-width="18.14pt"/>
    </style:style>
    <style:style style:name="co15" style:family="table-column">
      <style:table-column-properties fo:break-before="auto" style:column-width="20.41pt"/>
    </style:style>
    <style:style style:name="co16" style:family="table-column">
      <style:table-column-properties fo:break-before="auto" style:column-width="20.95pt"/>
    </style:style>
    <style:style style:name="co17" style:family="table-column">
      <style:table-column-properties fo:break-before="auto" style:column-width="33.56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25.06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21.2pt"/>
    </style:style>
    <style:style style:name="co22" style:family="table-column">
      <style:table-column-properties fo:break-before="auto" style:column-width="18.91pt"/>
    </style:style>
    <style:style style:name="co2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background-color="#ff69b4"/>
    </style:style>
    <style:style style:name="ce3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#ff6347"/>
    </style:style>
    <style:style style:name="ce37" style:family="table-cell" style:parent-style-name="Default">
      <style:table-cell-properties fo:background-color="#9acd32"/>
    </style:style>
    <style:style style:name="ce38" style:family="table-cell" style:parent-style-name="Default">
      <style:table-cell-properties fo:background-color="#1e90ff"/>
    </style:style>
    <style:style style:name="ce40" style:family="table-cell" style:parent-style-name="Default">
      <style:table-cell-properties fo:background-color="#006400"/>
    </style:style>
    <style:style style:name="ce41" style:family="table-cell" style:parent-style-name="Default">
      <style:table-cell-properties fo:background-color="#d3d3d3"/>
    </style:style>
    <style:style style:name="ce17" style:family="table-cell" style:parent-style-name="Default">
      <style:table-cell-properties fo:background-color="#a9a9a9"/>
    </style:style>
    <style:style style:name="ce4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b6c1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a9a9a9"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a9a9a9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b6c1"/>
    </style:style>
    <style:style style:name="ce24" style:family="table-cell" style:parent-style-name="Default">
      <style:table-cell-properties fo:background-color="#98fb98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ff1493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ff1493" style:text-align-source="fix" style:repeat-content="false"/>
      <style:paragraph-properties fo:text-align="center" fo:margin-left="0pt"/>
    </style:style>
    <style:style style:name="ce62" style:family="table-cell" style:parent-style-name="Default">
      <style:table-cell-properties fo:background-color="#48d1cc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6347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6]*[.I3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6:.G6])*[.I4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6:.G6])*[.I5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/>
          <table:table-cell table:formula="of:=SUM([.J3:.J5]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2]*[.I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12:.F12])*[.I10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12:.G12])*[.I11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formula="of:=SUM([.J9:.J11])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D18])*[.I15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8:.E18])*[.I16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8:.F18])*[.I17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formula="of:=SUM([.J15:.J17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B25])*[.I2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25:.E25])*[.I23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25:.F25])*[.I24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formula="of:=SUM([.J22:.J24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28]*[.F3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9]*SUM([.C32:.F32]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30]*SUM([.B32:.C32])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formula="of:=SUM([.J28:.J30])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174.19pt" svg:height="97.91pt" svg:x="271.64pt" svg:y="734.83pt">
            <draw:object draw:notify-on-update-of-ranges="Sheet2.B55:Sheet2.U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3.68pt" svg:height="97.68pt" svg:x="455.7pt" svg:y="736.78pt">
            <draw:object draw:notify-on-update-of-ranges="Sheet2.B56:Sheet2.U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11:.U11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]*[.X3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E11:.U11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]*[.X4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11:.T11])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]*[.X5]" office:value-type="float" office:value="100" calcext:value-type="float">
            <text:p>10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7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I11:.L11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6]*[.X6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B11:.T11])" office:value-type="float" office:value="25" calcext:value-type="float">
            <text:p>25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]*[.X7]" office:value-type="float" office:value="125" calcext:value-type="float">
            <text:p>125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/>
          <table:table-cell table:number-columns-repeated="5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C11:.G11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]*[.X8]" office:value-type="float" office:value="280" calcext:value-type="float">
            <text:p>280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11:.Q11])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]*[.X9]" office:value-type="float" office:value="64" calcext:value-type="float">
            <text:p>64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11:.P11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10]*[.X10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table:number-columns-repeated="20"/>
          <table:table-cell table:style-name="ce17"/>
          <table:table-cell table:style-name="ce17" table:formula="of:=SUM([.W3:.W10])" office:value-type="float" office:value="118" calcext:value-type="float">
            <text:p>118</text:p>
          </table:table-cell>
          <table:table-cell table:style-name="ce17"/>
          <table:table-cell table:style-name="ce17" table:formula="of:=SUM([.Y3:.Y10])" office:value-type="float" office:value="961" calcext:value-type="float">
            <text:p>96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number-columns-repeated="12" table:style-name="ce29" office:value-type="float" office:value="0" calcext:value-type="float">
            <text:p>0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1002"/>
        </table:table-row>
        <table:table-row table:style-name="ro1" table:number-rows-repeated="4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28:.U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0]*[.X20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D28:.U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1]*[.X21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28:.T28])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2]*[.X22]" office:value-type="float" office:value="15" calcext:value-type="float">
            <text:p>15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H28:.L28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3]*[.X23]" office:value-type="float" office:value="5" calcext:value-type="float">
            <text:p>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C28:.T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4]*[.X24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25"/>
          <table:table-cell table:number-columns-repeated="3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B28:.G28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5]*[.X25]" office:value-type="float" office:value="6" calcext:value-type="float">
            <text:p>6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28:.Q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6]*[.X26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28:.P28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7]*[.X27]" office:value-type="float" office:value="4" calcext:value-type="float">
            <text:p>4</text:p>
          </table:table-cell>
          <table:table-cell table:style-name="ce17" table:number-columns-repeated="999"/>
        </table:table-row>
        <table:table-row table:style-name="ro1">
          <table:table-cell/>
          <table:table-cell table:number-columns-repeated="20"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/>
          <table:table-cell table:style-name="ce17" table:formula="of:=SUM([.W20:.W27])" office:value-type="float" office:value="88" calcext:value-type="float">
            <text:p>88</text:p>
          </table:table-cell>
          <table:table-cell table:style-name="ce17"/>
          <table:table-cell table:style-name="ce17" table:formula="of:=SUM([.Y20:.Y27])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R42];[.P42];[.N42];[.L42];[.K42])"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4]*[.X34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O42];[.N42];[.L42];[.H42];[.G42];[.F42];[.E42];[.D42])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35]*[.X35]" office:value-type="float" office:value="60" calcext:value-type="float">
            <text:p>60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T42];[.S42];[.Q42];[.O42];[.N42];[.H42];[.G42];[.F42])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6]*[.X36]" office:value-type="float" office:value="50" calcext:value-type="float">
            <text:p>5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L42];[.K42];[.I42];[.H42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7]*[.X37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T42];[.O42];[.N42];[.J42];[.I42];[.F42];[.D42];[.C42])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8]*[.X38]" office:value-type="float" office:value="45" calcext:value-type="float">
            <text:p>45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25"/>
          <table:table-cell table:number-columns-repeated="3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;[.G42];[.F42];[.E42];[.C42];[.B4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39]*[.X3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Q42];[.O42];[.N42];[.G42])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0]*[.X40]" office:value-type="float" office:value="20" calcext:value-type="float">
            <text:p>20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42:.P4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41]*[.X4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34:.W41])" office:value-type="float" office:value="70" calcext:value-type="float">
            <text:p>70</text:p>
          </table:table-cell>
          <table:table-cell table:style-name="ce17"/>
          <table:table-cell table:style-name="ce17" table:formula="of:=SUM([.Y34:.Y41])" office:value-type="float" office:value="725" calcext:value-type="float">
            <text:p>72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34" office:value-type="string" calcext:value-type="string">
            <text:p>ROBINSON</text:p>
          </table:table-cell>
          <table:table-cell table:style-name="ce34" table:number-columns-repeated="2"/>
          <table:table-cell table:style-name="ce17" table:number-columns-repeated="1020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4" office:value-type="string" calcext:value-type="string">
            <text:p>count</text:p>
          </table:table-cell>
          <table:table-cell table:style-name="ce17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46:.U46])" office:value-type="float" office:value="8" calcext:value-type="float">
            <text:p>8</text:p>
          </table:table-cell>
          <table:table-cell table:style-name="ce17" table:formula="of:=SUM([.B54:.K54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46]*[.X46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47:.U47])" office:value-type="float" office:value="11" calcext:value-type="float">
            <text:p>11</text:p>
          </table:table-cell>
          <table:table-cell table:style-name="ce17" table:formula="of:=SUM([.C54:.R54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7]*[.X47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48:.U48])" office:value-type="float" office:value="8" calcext:value-type="float">
            <text:p>8</text:p>
          </table:table-cell>
          <table:table-cell table:style-name="ce17" table:formula="of:=SUM([.F54:.Q54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8]*[.X48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 table:formula="of:=SUM([.B49:.U49])" office:value-type="float" office:value="4" calcext:value-type="float">
            <text:p>4</text:p>
          </table:table-cell>
          <table:table-cell table:style-name="ce17" table:formula="of:=SUM([.D54:.H54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9]*[.X49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table:number-columns-repeated="6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17" table:formula="of:=SUM([.B50:.U50])" office:value-type="float" office:value="8" calcext:value-type="float">
            <text:p>8</text:p>
          </table:table-cell>
          <table:table-cell table:style-name="ce23" table:formula="of:=SUM([.H54:.U54])" office:value-type="float" office:value="18" calcext:value-type="float">
            <text:p>1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0]*[.X50]" office:value-type="float" office:value="90" calcext:value-type="float">
            <text:p>90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number-columns-repeated="14"/>
          <table:table-cell table:number-columns-repeated="5" table:style-name="ce48" office:value-type="float" office:value="1" calcext:value-type="float">
            <text:p>1</text:p>
          </table:table-cell>
          <table:table-cell table:style-name="ce25"/>
          <table:table-cell table:style-name="ce17" table:formula="of:=SUM([.B51:.U51])" office:value-type="float" office:value="5" calcext:value-type="float">
            <text:p>5</text:p>
          </table:table-cell>
          <table:table-cell table:style-name="ce24" table:formula="of:=SUM([.P54:.T54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51]*[.X51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52:.U52])" office:value-type="float" office:value="4" calcext:value-type="float">
            <text:p>4</text:p>
          </table:table-cell>
          <table:table-cell table:style-name="ce17" table:formula="of:=SUM([.K54:.P54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52]*[.X52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53:.U53])" office:value-type="float" office:value="4" calcext:value-type="float">
            <text:p>4</text:p>
          </table:table-cell>
          <table:table-cell table:style-name="ce17" table:formula="of:=SUM([.J54:.M54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53]*[.X53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4" table:formula="of:=SUM([.B46:.B53])" office:value-type="float" office:value="1" calcext:value-type="float">
            <text:p>1</text:p>
          </table:table-cell>
          <table:table-cell table:style-name="ce14" table:formula="of:=SUM([.C46:.C53])" office:value-type="float" office:value="2" calcext:value-type="float">
            <text:p>2</text:p>
          </table:table-cell>
          <table:table-cell table:style-name="ce14" table:formula="of:=SUM([.D46:.D53])" office:value-type="float" office:value="3" calcext:value-type="float">
            <text:p>3</text:p>
          </table:table-cell>
          <table:table-cell table:style-name="ce14" table:formula="of:=SUM([.E46:.E53])" office:value-type="float" office:value="2" calcext:value-type="float">
            <text:p>2</text:p>
          </table:table-cell>
          <table:table-cell table:style-name="ce14" table:formula="of:=SUM([.F46:.F53])" office:value-type="float" office:value="3" calcext:value-type="float">
            <text:p>3</text:p>
          </table:table-cell>
          <table:table-cell table:style-name="ce14" table:formula="of:=SUM([.G46:.G53])" office:value-type="float" office:value="3" calcext:value-type="float">
            <text:p>3</text:p>
          </table:table-cell>
          <table:table-cell table:style-name="ce14" table:formula="of:=SUM([.H46:.H53])" office:value-type="float" office:value="2" calcext:value-type="float">
            <text:p>2</text:p>
          </table:table-cell>
          <table:table-cell table:style-name="ce14" table:formula="of:=SUM([.I46:.I53])" office:value-type="float" office:value="4" calcext:value-type="float">
            <text:p>4</text:p>
          </table:table-cell>
          <table:table-cell table:style-name="ce14" table:formula="of:=SUM([.J46:.J53])" office:value-type="float" office:value="2" calcext:value-type="float">
            <text:p>2</text:p>
          </table:table-cell>
          <table:table-cell table:style-name="ce14" table:formula="of:=SUM([.K46:.K53])" office:value-type="float" office:value="6" calcext:value-type="float">
            <text:p>6</text:p>
          </table:table-cell>
          <table:table-cell table:style-name="ce14" table:formula="of:=SUM([.L46:.L53])" office:value-type="float" office:value="1" calcext:value-type="float">
            <text:p>1</text:p>
          </table:table-cell>
          <table:table-cell table:style-name="ce14" table:formula="of:=SUM([.M46:.M53])" office:value-type="float" office:value="5" calcext:value-type="float">
            <text:p>5</text:p>
          </table:table-cell>
          <table:table-cell table:style-name="ce14" table:formula="of:=SUM([.N46:.N53])" office:value-type="float" office:value="2" calcext:value-type="float">
            <text:p>2</text:p>
          </table:table-cell>
          <table:table-cell table:style-name="ce14" table:formula="of:=SUM([.O46:.O53])" office:value-type="float" office:value="2" calcext:value-type="float">
            <text:p>2</text:p>
          </table:table-cell>
          <table:table-cell table:style-name="ce14" table:formula="of:=SUM([.P46:.P53])" office:value-type="float" office:value="4" calcext:value-type="float">
            <text:p>4</text:p>
          </table:table-cell>
          <table:table-cell table:style-name="ce14" table:formula="of:=SUM([.Q46:.Q53])" office:value-type="float" office:value="4" calcext:value-type="float">
            <text:p>4</text:p>
          </table:table-cell>
          <table:table-cell table:style-name="ce14" table:formula="of:=SUM([.R46:.R53])" office:value-type="float" office:value="2" calcext:value-type="float">
            <text:p>2</text:p>
          </table:table-cell>
          <table:table-cell table:style-name="ce14" table:formula="of:=SUM([.S46:.S53])" office:value-type="float" office:value="1" calcext:value-type="float">
            <text:p>1</text:p>
          </table:table-cell>
          <table:table-cell table:style-name="ce14" table:formula="of:=SUM([.T46:.T53])" office:value-type="float" office:value="2" calcext:value-type="float">
            <text:p>2</text:p>
          </table:table-cell>
          <table:table-cell table:style-name="ce14" table:formula="of:=SUM([.U46:.U53])" office:value-type="float" office:value="1" calcext:value-type="float">
            <text:p>1</text:p>
          </table:table-cell>
          <table:table-cell table:style-name="ce17"/>
          <table:table-cell table:style-name="ce17" table:formula="of:=SUM([.W46:.W53])" office:value-type="float" office:value="98" calcext:value-type="float">
            <text:p>98</text:p>
          </table:table-cell>
          <table:table-cell table:style-name="ce17"/>
          <table:table-cell table:style-name="ce17" table:formula="of:=SUM([.Y46:.Y53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14" table:formula="of:=[.B55]*[.B54]" office:value-type="float" office:value="1" calcext:value-type="float">
            <text:p>1</text:p>
          </table:table-cell>
          <table:table-cell table:style-name="ce14" table:formula="of:=[.C55]*[.C54]" office:value-type="float" office:value="4" calcext:value-type="float">
            <text:p>4</text:p>
          </table:table-cell>
          <table:table-cell table:style-name="ce14" table:formula="of:=[.D55]*[.D54]" office:value-type="float" office:value="6" calcext:value-type="float">
            <text:p>6</text:p>
          </table:table-cell>
          <table:table-cell table:style-name="ce14" table:formula="of:=[.E55]*[.E54]" office:value-type="float" office:value="2" calcext:value-type="float">
            <text:p>2</text:p>
          </table:table-cell>
          <table:table-cell table:style-name="ce14" table:formula="of:=[.F55]*[.F54]" office:value-type="float" office:value="6" calcext:value-type="float">
            <text:p>6</text:p>
          </table:table-cell>
          <table:table-cell table:style-name="ce14" table:formula="of:=[.G55]*[.G54]" office:value-type="float" office:value="3" calcext:value-type="float">
            <text:p>3</text:p>
          </table:table-cell>
          <table:table-cell table:style-name="ce14" table:formula="of:=[.H55]*[.H54]" office:value-type="float" office:value="2" calcext:value-type="float">
            <text:p>2</text:p>
          </table:table-cell>
          <table:table-cell table:style-name="ce14" table:formula="of:=[.I55]*[.I54]" office:value-type="float" office:value="4" calcext:value-type="float">
            <text:p>4</text:p>
          </table:table-cell>
          <table:table-cell table:style-name="ce14" table:formula="of:=[.J55]*[.J54]" office:value-type="float" office:value="6" calcext:value-type="float">
            <text:p>6</text:p>
          </table:table-cell>
          <table:table-cell table:style-name="ce14" table:formula="of:=[.K55]*[.K54]" office:value-type="float" office:value="6" calcext:value-type="float">
            <text:p>6</text:p>
          </table:table-cell>
          <table:table-cell table:style-name="ce14" table:formula="of:=[.L55]*[.L54]" office:value-type="float" office:value="1" calcext:value-type="float">
            <text:p>1</text:p>
          </table:table-cell>
          <table:table-cell table:style-name="ce14" table:formula="of:=[.M55]*[.M54]" office:value-type="float" office:value="5" calcext:value-type="float">
            <text:p>5</text:p>
          </table:table-cell>
          <table:table-cell table:style-name="ce14" table:formula="of:=[.N55]*[.N54]" office:value-type="float" office:value="2" calcext:value-type="float">
            <text:p>2</text:p>
          </table:table-cell>
          <table:table-cell table:style-name="ce14" table:formula="of:=[.O55]*[.O54]" office:value-type="float" office:value="2" calcext:value-type="float">
            <text:p>2</text:p>
          </table:table-cell>
          <table:table-cell table:style-name="ce14" table:formula="of:=[.P55]*[.P54]" office:value-type="float" office:value="8" calcext:value-type="float">
            <text:p>8</text:p>
          </table:table-cell>
          <table:table-cell table:style-name="ce14" table:formula="of:=[.Q55]*[.Q54]" office:value-type="float" office:value="4" calcext:value-type="float">
            <text:p>4</text:p>
          </table:table-cell>
          <table:table-cell table:style-name="ce14" table:formula="of:=[.R55]*[.R54]" office:value-type="float" office:value="2" calcext:value-type="float">
            <text:p>2</text:p>
          </table:table-cell>
          <table:table-cell table:style-name="ce14" table:formula="of:=[.S55]*[.S54]" office:value-type="float" office:value="1" calcext:value-type="float">
            <text:p>1</text:p>
          </table:table-cell>
          <table:table-cell table:style-name="ce14" table:formula="of:=[.T55]*[.T54]" office:value-type="float" office:value="4" calcext:value-type="float">
            <text:p>4</text:p>
          </table:table-cell>
          <table:table-cell table:style-name="ce14" table:formula="of:=[.U55]*[.U54]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formula="of:=SUM([.B54:.U54])"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table:formula="of:=[.C58]*[.$B$58]" office:value-type="float" office:value="270" calcext:value-type="float">
            <text:p>270</text:p>
          </table:table-cell>
          <table:table-cell table:style-name="ce17" table:formula="of:=SUM([.E58:.E65])" office:value-type="float" office:value="2511" calcext:value-type="float">
            <text:p>2511</text:p>
          </table:table-cell>
          <table:table-cell table:style-name="ce17" table:number-columns-repeated="1018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59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0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1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2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table:formula="of:=[.C63]*[.$B$58]" office:value-type="float" office:value="1080" calcext:value-type="float">
            <text:p>1080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64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table:formula="of:=[.C65]*[.$B$58]" office:value-type="float" office:value="540" calcext:value-type="float">
            <text:p>540</text:p>
          </table:table-cell>
          <table:table-cell table:style-name="ce17" table:number-columns-repeated="1019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69:.U69])" office:value-type="float" office:value="8" calcext:value-type="float">
            <text:p>8</text:p>
          </table:table-cell>
          <table:table-cell table:style-name="ce17" table:formula="of:=SUM([.B77:.K77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69]*[.X69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70:.U70])" office:value-type="float" office:value="11" calcext:value-type="float">
            <text:p>11</text:p>
          </table:table-cell>
          <table:table-cell table:style-name="ce17" table:formula="of:=SUM([.C77:.R77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0]*[.X70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71:.U71])" office:value-type="float" office:value="8" calcext:value-type="float">
            <text:p>8</text:p>
          </table:table-cell>
          <table:table-cell table:style-name="ce17" table:formula="of:=SUM([.F77:.Q77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1]*[.X71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7" table:formula="of:=SUM([.B72:.U72])" office:value-type="float" office:value="4" calcext:value-type="float">
            <text:p>4</text:p>
          </table:table-cell>
          <table:table-cell table:style-name="ce17" table:formula="of:=SUM([.D77:.G77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2]*[.X72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5"/>
          <table:table-cell table:number-columns-repeated="2" table:style-name="ce45" office:value-type="float" office:value="1" calcext:value-type="float">
            <text:p>1</text:p>
          </table:table-cell>
          <table:table-cell table:style-name="ce25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17" table:formula="of:=SUM([.B73:.U73])" office:value-type="float" office:value="8" calcext:value-type="float">
            <text:p>8</text:p>
          </table:table-cell>
          <table:table-cell table:style-name="ce23" table:formula="of:=SUM([.G77:.U77])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3]*[.X73]" office:value-type="float" office:value="95" calcext:value-type="float">
            <text:p>9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4"/>
          <table:table-cell table:number-columns-repeated="5" table:style-name="ce48" office:value-type="float" office:value="1" calcext:value-type="float">
            <text:p>1</text:p>
          </table:table-cell>
          <table:table-cell table:style-name="ce25"/>
          <table:table-cell table:style-name="ce17" table:formula="of:=SUM([.B74:.U74])" office:value-type="float" office:value="5" calcext:value-type="float">
            <text:p>5</text:p>
          </table:table-cell>
          <table:table-cell table:style-name="ce24" table:formula="of:=SUM([.P77:.T77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74]*[.X74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75:.U75])" office:value-type="float" office:value="4" calcext:value-type="float">
            <text:p>4</text:p>
          </table:table-cell>
          <table:table-cell table:style-name="ce17" table:formula="of:=SUM([.K77:.P77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5]*[.X75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76:.U76])" office:value-type="float" office:value="4" calcext:value-type="float">
            <text:p>4</text:p>
          </table:table-cell>
          <table:table-cell table:style-name="ce17" table:formula="of:=SUM([.J77:.M77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76]*[.X76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69:.W76])" office:value-type="float" office:value="98" calcext:value-type="float">
            <text:p>98</text:p>
          </table:table-cell>
          <table:table-cell table:style-name="ce17"/>
          <table:table-cell table:style-name="ce17" table:formula="of:=SUM([.Y69:.Y76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 table:number-rows-repeated="4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/>
          <table:table-cell table:style-name="ce17" table:formula="of:=SUM([.B92:.K92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84]*[.X84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7"/>
          <table:table-cell table:style-name="ce17" table:formula="of:=SUM([.C92:.S92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85]*[.X85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F92:.R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6]*[.X86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/>
          <table:table-cell table:style-name="ce17" table:formula="of:=SUM([.D92:.H92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7]*[.X87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6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17"/>
          <table:table-cell table:style-name="ce23" table:formula="of:=SUM([.H92:.T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8]*[.X88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5"/>
          <table:table-cell table:number-columns-repeated="5" table:style-name="ce48" office:value-type="float" office:value="1" calcext:value-type="float">
            <text:p>1</text:p>
          </table:table-cell>
          <table:table-cell table:style-name="ce17"/>
          <table:table-cell table:style-name="ce24" table:formula="of:=SUM([.Q92:.U9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9]*[.X8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K92:.R92])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0]*[.X90]" office:value-type="float" office:value="36" calcext:value-type="float">
            <text:p>36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/>
          <table:table-cell table:style-name="ce17" table:formula="of:=SUM([.J92:.M9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91]*[.X9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84:.W91])" office:value-type="float" office:value="101" calcext:value-type="float">
            <text:p>101</text:p>
          </table:table-cell>
          <table:table-cell table:style-name="ce17"/>
          <table:table-cell table:style-name="ce17" table:formula="of:=SUM([.Y84:.Y91])" office:value-type="float" office:value="883" calcext:value-type="float">
            <text:p>883</text:p>
          </table:table-cell>
          <table:table-cell table:style-name="ce17" table:number-columns-repeated="999"/>
        </table:table-row>
        <table:table-row table:style-name="ro1" table:number-rows-repeated="6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10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5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8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 table:number-rows-repeated="55">
          <table:table-cell/>
          <table:table-cell table:style-name="ce17" table:number-columns-repeated="1023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58"/>
        <table:table-column table:style-name="co1" table:number-columns-repeated="5" table:default-cell-style-name="ce48"/>
        <table:table-column table:style-name="co1" table:number-columns-repeated="2" table:default-cell-style-name="ce58"/>
        <table:table-column table:style-name="co1" table:number-columns-repeated="1014" table:default-cell-style-name="Default"/>
        <table:table-row table:style-name="ro1"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table:number-columns-repeated="1013"/>
        </table:table-row>
        <table:table-row table:style-name="ro1">
          <table:table-cell table:style-name="ce56" table:number-columns-repeated="1024"/>
        </table:table-row>
        <table:table-row table:style-name="ro1">
          <table:table-cell/>
          <table:table-cell table:style-name="ce57" office:value-type="string" calcext:value-type="string">
            <text:p>MIN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Mejor</text:p>
          </table:table-cell>
          <table:table-cell table:style-name="ce4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58" table:number-columns-repeated="5"/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MAX</text:p>
          </table:table-cell>
          <table:table-cell/>
          <table:table-cell table:style-name="ce5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ejor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</table:table>
      <table:table table:name="Sheet4" table:style-name="ta1">
        <table:table-column table:style-name="co1" table:default-cell-style-name="Default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Default"/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5:.J15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16:.J16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18:.J18])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9:.J1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0:.J20])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J2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5:.J25])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6:.J2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7:.J27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8:.J28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:.J2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J30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formula="of:=SUM([.B33:.B39])" office:value-type="float" office:value="2" calcext:value-type="float">
            <text:p>2</text:p>
          </table:table-cell>
          <table:table-cell table:style-name="Default" table:formula="of:=SUM([.C33:.C39])" office:value-type="float" office:value="3" calcext:value-type="float">
            <text:p>3</text:p>
          </table:table-cell>
          <table:table-cell table:style-name="Default" table:formula="of:=SUM([.D33:.D39])" office:value-type="float" office:value="3" calcext:value-type="float">
            <text:p>3</text:p>
          </table:table-cell>
          <table:table-cell table:style-name="Default" table:formula="of:=SUM([.E33:.E39])" office:value-type="float" office:value="3" calcext:value-type="float">
            <text:p>3</text:p>
          </table:table-cell>
          <table:table-cell table:style-name="Default" table:formula="of:=SUM([.F33:.F39])" office:value-type="float" office:value="5" calcext:value-type="float">
            <text:p>5</text:p>
          </table:table-cell>
          <table:table-cell table:style-name="Default" table:formula="of:=SUM([.G33:.G39])" office:value-type="float" office:value="3" calcext:value-type="float">
            <text:p>3</text:p>
          </table:table-cell>
          <table:table-cell table:style-name="Default" table:formula="of:=SUM([.H33:.H39])" office:value-type="float" office:value="3" calcext:value-type="float">
            <text:p>3</text:p>
          </table:table-cell>
          <table:table-cell table:style-name="Default" table:formula="of:=SUM([.I33:.I39])" office:value-type="float" office:value="3" calcext:value-type="float">
            <text:p>3</text:p>
          </table:table-cell>
          <table:table-cell table:style-name="Default" table:formula="of:=SUM([.J33:.J39])" office:value-type="float" office:value="3" calcext:value-type="float">
            <text:p>3</text:p>
          </table:table-cell>
          <table:table-cell/>
        </table:table-row>
      </table:table>
      <table:table table:name="Sheet5" table:style-name="ta1">
        <table:table-column table:style-name="co1" table:default-cell-style-name="Default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1" table:default-cell-style-name="Default"/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cost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8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58"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1:50:04.297610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55:48.385118595</meta:creation-date>
    <dc:date>2020-04-25T12:21:29.154826011</dc:date>
    <meta:editing-duration>P1DT23H59M42S</meta:editing-duration>
    <meta:editing-cycles>36</meta:editing-cycles>
    <meta:generator>LibreOffice/6.1.3.2$Linux_X86_64 LibreOffice_project/10$Build-2</meta:generator>
    <meta:document-statistic meta:table-count="5" meta:cell-count="1573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46cm" svg:height="3.455cm" xlink:href=".." xlink:type="simple" chart:class="chart:bar" chart:style-name="ch1">
        <chart:legend chart:legend-position="end" svg:x="4.253cm" svg:y="1.428cm" style:legend-expansion="high" chart:style-name="ch2"/>
        <chart:plot-area chart:style-name="ch3" table:cell-range-address="Sheet2.B55:Sheet2.U55" svg:x="0.122cm" svg:y="0.069cm" svg:width="4.009cm" svg:height="3.317cm">
          <chartooo:coordinate-region svg:x="0.558cm" svg:y="0.268cm" svg:width="3.573cm" svg:height="2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55:Sheet2.U55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55:Sheet2.U5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28cm" svg:height="3.447cm" xlink:href=".." xlink:type="simple" chart:class="chart:bar" chart:style-name="ch1">
        <chart:legend chart:legend-position="end" svg:x="4.235cm" svg:y="1.424cm" style:legend-expansion="high" chart:style-name="ch2"/>
        <chart:plot-area chart:style-name="ch3" table:cell-range-address="Sheet2.B56:Sheet2.U56" svg:x="0.122cm" svg:y="0.068cm" svg:width="3.991cm" svg:height="3.311cm">
          <chartooo:coordinate-region svg:x="0.743cm" svg:y="0.267cm" svg:width="3.37cm" svg:height="2.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56:Sheet2.U5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56:Sheet2.U5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